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89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Aresult.inbendin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row table:style-name="ro1">
          <table:table-cell table:style-name="Default" table:number-columns-repeated="2"/>
          <table:table-cell table:style-name="ce2" office:value-type="string" calcext:value-type="string">
            <text:p>rating</text:p>
          </table:table-cell>
          <table:table-cell table:style-name="ce3" office:value-type="string" calcext:value-type="string">
            <text:p>meaning</text:p>
          </table:table-cell>
        </table:table-row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utlier N/F is first or last file</text:p>
          </table:table-cell>
        </table:table-row>
        <table:table-row table:style-name="ro1"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vetime&gt;1; </text:p>
          </table:table-cell>
        </table:table-row>
        <table:table-row table:style-name="ro1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ctor losses</text:p>
          </table:table-cell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rginal outlier</text:p>
          </table:table-cell>
        </table:table-row>
        <table:table-row table:style-name="ro1"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ol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rating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ors 1,2,6 diminished for remainder of run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ted FC charge not correct, but electron yield is ok; continues until file 45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ted FC charge not correct, but electron yield is ok; continues until file 15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dden low F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or 5 diminished for remainder of run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l sectors except for sector 3 show diminished N/F for the entire run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ors 1,2,6 diminished for remainder of run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55" calcext:value-type="float">
            <text:p>7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90" calcext:value-type="float">
            <text:p>7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20" calcext:value-type="float">
            <text:p>8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ors 1,2,6 diminished for remainder of run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70" calcext:value-type="float">
            <text:p>11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85" calcext:value-type="float">
            <text:p>11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90" calcext:value-type="float">
            <text:p>11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20" calcext:value-type="float">
            <text:p>12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270" calcext:value-type="float">
            <text:p>12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ors 2,3,6 diminished for remainder of run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Q test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or 2 N/V is a bit low for this entire run; the files here just barely over the QA line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tor 2 N/F continues to be a bit low for this run, until file 900, where it returns to normal levels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am off most of run (note that also livetime&gt;1)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lier N/F at beginning or end of run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time &gt; 1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to be continued…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55" calcext:value-type="float">
            <text:p>10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30" calcext:value-type="float">
            <text:p>113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55" calcext:value-type="float">
            <text:p>115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75" calcext:value-type="float">
            <text:p>117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 table:number-rows-repeated="104779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21:11:27.414955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31T23:09:52.903067274</dc:date>
    <meta:editing-duration>PT1H47M6S</meta:editing-duration>
    <meta:editing-cycles>18</meta:editing-cycles>
    <meta:document-statistic meta:table-count="1" meta:cell-count="1954" meta:object-count="0"/>
  </office:meta>
</office:document-meta>
</file>